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94ea0" officeooo:paragraph-rsid="00194ea0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94ea0" officeooo:paragraph-rsid="00194ea0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194ea0" officeooo:paragraph-rsid="00194ea0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19 task:</text:p>
      <text:p text:style-name="P1"/>
      <text:p text:style-name="P3">1: Create an array of your favourite films / TV shows, up to 5 items. Use an array method to add 2 more items to your array. Use a loop to cycle through the array and log each item to the console. </text:p>
      <text:p text:style-name="P4">2: Generate 10 random numbers between 1-100 and log them to the console. </text:p>
      <text:p text:style-name="P4">3: Create a loop that counts backwards from 20-0. </text:p>
      <text:p text:style-name="P4">4: Generate 5 random numbers between 1-50. For each number generated, check if the number is divisible by 5 or not. Log whether it is divisible or not to the console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32:46.451000000</meta:creation-date>
    <dc:date>2024-01-23T18:33:27.274000000</dc:date>
    <meta:editing-duration>PT41S</meta:editing-duration>
    <meta:editing-cycles>1</meta:editing-cycles>
    <meta:document-statistic meta:table-count="0" meta:image-count="0" meta:object-count="0" meta:page-count="1" meta:paragraph-count="5" meta:word-count="98" meta:character-count="499" meta:non-whitespace-character-count="402"/>
    <meta:generator>LibreOffice/7.6.4.1$Windows_X86_64 LibreOffice_project/e19e193f88cd6c0525a17fb7a176ed8e6a3e2aa1</meta:generator>
  </office:meta>
</office:document-meta>
</file>